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8.25cm" svg:y="7.5cm">
          <text:p text:style-name="P1"><text:span text:style-name="T1">baseStack1</text:span></text:p>
        </draw:rect>
        <draw:rect draw:style-name="gr1" draw:text-style-name="P2" draw:layer="layout" svg:width="4.25cm" svg:height="0.5cm" svg:x="8.25cm" svg:y="6.5cm">
          <text:p text:style-name="P1"><text:span text:style-name="T1">heapOffset</text:span></text:p>
        </draw:rect>
        <draw:rect draw:style-name="gr1" draw:text-style-name="P2" draw:layer="layout" svg:width="4.25cm" svg:height="0.5cm" svg:x="8.25cm" svg:y="7cm">
          <text:p text:style-name="P1"><text:span text:style-name="T1">nofStacks</text:span></text:p>
        </draw:rect>
        <draw:rect draw:style-name="gr1" draw:text-style-name="P2" draw:layer="layout" svg:width="4.25cm" svg:height="0.505cm" svg:x="8.25cm" svg:y="8cm">
          <text:p text:style-name="P1"><text:span text:style-name="T1">sizeStack1</text:span></text:p>
        </draw:rect>
        <draw:rect draw:style-name="gr1" draw:text-style-name="P2" draw:layer="layout" svg:width="4.25cm" svg:height="0.5cm" svg:x="8.25cm" svg:y="6cm">
          <text:p text:style-name="P1"><text:span text:style-name="T1">stackOffset</text:span></text:p>
        </draw:rect>
        <draw:rect draw:style-name="gr1" draw:text-style-name="P2" draw:layer="layout" svg:width="4.25cm" svg:height="0.5cm" svg:x="8.25cm" svg:y="5.5cm">
          <text:p text:style-name="P1"><text:span text:style-name="T1">classConstOffset</text:span></text:p>
        </draw:rect>
        <draw:rect draw:style-name="gr2" draw:text-style-name="P2" draw:layer="layout" svg:width="4.25cm" svg:height="1.5cm" svg:x="8.25cm" svg:y="9.5cm">
          <text:p/>
        </draw:rect>
        <draw:rect draw:style-name="gr1" draw:text-style-name="P2" draw:layer="layout" svg:width="4.25cm" svg:height="0.5cm" svg:x="8.25cm" svg:y="8.5cm">
          <text:p text:style-name="P1"><text:span text:style-name="T1">baseStack2</text:span></text:p>
        </draw:rect>
        <draw:frame draw:style-name="gr3" draw:text-style-name="P3" draw:layer="layout" svg:width="7.021cm" svg:height="0.64cm" svg:x="12.95cm" svg:y="5.5cm">
          <draw:text-box>
            <text:p><text:span text:style-name="T2">Offset zum Beginn der Klassenreferenzen</text:span></text:p>
          </draw:text-box>
        </draw:frame>
        <draw:frame draw:style-name="gr3" draw:text-style-name="P3" draw:layer="layout" svg:width="6.678cm" svg:height="0.64cm" svg:x="12.95cm" svg:y="6.466cm">
          <draw:text-box>
            <text:p><text:span text:style-name="T2">Offset zum Beginn der Heapinformation</text:span></text:p>
          </draw:text-box>
        </draw:frame>
        <draw:frame draw:style-name="gr3" draw:text-style-name="P3" draw:layer="layout" svg:width="6.725cm" svg:height="0.64cm" svg:x="12.95cm" svg:y="6cm">
          <draw:text-box>
            <text:p><text:span text:style-name="T2">Offset zum Beginn der Stackinformation</text:span></text:p>
          </draw:text-box>
        </draw:frame>
        <draw:frame draw:style-name="gr4" draw:text-style-name="P3" draw:layer="layout" svg:width="3.33cm" svg:height="0.64cm" svg:x="13cm" svg:y="7cm">
          <draw:text-box>
            <text:p><text:span text:style-name="T2">Anzahl der Stacks</text:span></text:p>
          </draw:text-box>
        </draw:frame>
        <draw:rect draw:style-name="gr1" draw:text-style-name="P2" draw:layer="layout" svg:width="4.25cm" svg:height="0.5cm" svg:x="8.25cm" svg:y="9cm">
          <text:p text:style-name="P1"><text:span text:style-name="T1">sizeStack2</text:span></text:p>
        </draw:rect>
        <draw:frame draw:style-name="gr3" draw:text-style-name="P3" draw:layer="layout" svg:width="7.085cm" svg:height="0.64cm" svg:x="13cm" svg:y="15.5cm">
          <draw:text-box>
            <text:p><text:span text:style-name="T2">Referenzen zum Const Block jeder Klasse</text:span></text:p>
          </draw:text-box>
        </draw:frame>
        <draw:frame draw:style-name="gr5" draw:text-style-name="P5" draw:layer="layout" svg:width="3.25cm" svg:height="0.569cm" svg:x="5cm" svg:y="6cm">
          <draw:text-box>
            <text:p text:style-name="P4"><text:span text:style-name="T3">stStackOffset</text:span></text:p>
          </draw:text-box>
        </draw:frame>
        <draw:frame draw:style-name="gr5" draw:text-style-name="P5" draw:layer="layout" svg:width="3.25cm" svg:height="0.569cm" svg:x="5cm" svg:y="6.5cm">
          <draw:text-box>
            <text:p text:style-name="P4"><text:span text:style-name="T3">stHeapOffset</text:span></text:p>
          </draw:text-box>
        </draw:frame>
        <draw:frame draw:style-name="gr6" draw:text-style-name="P5" draw:layer="layout" svg:width="3.335cm" svg:height="0.569cm" svg:x="5cm" svg:y="7cm">
          <draw:text-box>
            <text:p text:style-name="P4"><text:span text:style-name="T3">stNofStacksOffset</text:span></text:p>
          </draw:text-box>
        </draw:frame>
        <draw:frame draw:style-name="gr5" draw:text-style-name="P5" draw:layer="layout" svg:width="3.25cm" svg:height="0.569cm" svg:x="5cm" svg:y="11cm">
          <draw:text-box>
            <text:p text:style-name="P4"><text:span text:style-name="T3">heapOffset</text:span></text:p>
          </draw:text-box>
        </draw:frame>
        <draw:frame draw:style-name="gr7" draw:text-style-name="P5" draw:layer="layout" svg:width="3.291cm" svg:height="0.569cm" svg:x="5cm" svg:y="15cm">
          <draw:text-box>
            <text:p text:style-name="P4"><text:span text:style-name="T3">classConstOffset</text:span></text:p>
          </draw:text-box>
        </draw:frame>
        <draw:line draw:style-name="gr8" draw:text-style-name="P6" draw:layer="layout" svg:x1="10.4cm" svg:y1="9.75cm" svg:x2="10.4cm" svg:y2="10.75cm">
          <text:p/>
        </draw:line>
        <draw:frame draw:style-name="gr3" draw:text-style-name="P3" draw:layer="layout" svg:width="4.613cm" svg:height="0.64cm" svg:x="13cm" svg:y="7.5cm">
          <draw:text-box>
            <text:p><text:span text:style-name="T2">Startadresse des Stacks 1</text:span></text:p>
          </draw:text-box>
        </draw:frame>
        <draw:frame draw:style-name="gr3" draw:text-style-name="P3" draw:layer="layout" svg:width="3.757cm" svg:height="0.64cm" svg:x="13cm" svg:y="8cm">
          <draw:text-box>
            <text:p><text:span text:style-name="T2">Grösse des Stacks 1</text:span></text:p>
          </draw:text-box>
        </draw:frame>
        <draw:rect draw:style-name="gr1" draw:text-style-name="P2" draw:layer="layout" svg:width="4.25cm" svg:height="0.5cm" svg:x="8.25cm" svg:y="11.5cm">
          <text:p text:style-name="P1"><text:span text:style-name="T1">baseHeap1</text:span></text:p>
        </draw:rect>
        <draw:rect draw:style-name="gr1" draw:text-style-name="P2" draw:layer="layout" svg:width="4.25cm" svg:height="0.5cm" svg:x="8.25cm" svg:y="11cm">
          <text:p text:style-name="P1"><text:span text:style-name="T1">nofHeaps</text:span></text:p>
        </draw:rect>
        <draw:rect draw:style-name="gr1" draw:text-style-name="P2" draw:layer="layout" svg:width="4.25cm" svg:height="0.505cm" svg:x="8.25cm" svg:y="12cm">
          <text:p text:style-name="P1"><text:span text:style-name="T1">sizeHeap1</text:span></text:p>
        </draw:rect>
        <draw:rect draw:style-name="gr2" draw:text-style-name="P2" draw:layer="layout" svg:width="4.25cm" svg:height="1.5cm" svg:x="8.25cm" svg:y="13.5cm">
          <text:p/>
        </draw:rect>
        <draw:rect draw:style-name="gr1" draw:text-style-name="P2" draw:layer="layout" svg:width="4.25cm" svg:height="0.5cm" svg:x="8.25cm" svg:y="12.5cm">
          <text:p text:style-name="P1"><text:span text:style-name="T1">baseHeap2</text:span></text:p>
        </draw:rect>
        <draw:frame draw:style-name="gr4" draw:text-style-name="P3" draw:layer="layout" svg:width="3.283cm" svg:height="0.64cm" svg:x="13cm" svg:y="11cm">
          <draw:text-box>
            <text:p><text:span text:style-name="T2">Anzahl der Heaps</text:span></text:p>
          </draw:text-box>
        </draw:frame>
        <draw:rect draw:style-name="gr1" draw:text-style-name="P2" draw:layer="layout" svg:width="4.25cm" svg:height="0.5cm" svg:x="8.25cm" svg:y="13cm">
          <text:p text:style-name="P1"><text:span text:style-name="T1">sizeHeap2</text:span></text:p>
        </draw:rect>
        <draw:line draw:style-name="gr8" draw:text-style-name="P6" draw:layer="layout" svg:x1="10.4cm" svg:y1="13.75cm" svg:x2="10.4cm" svg:y2="14.75cm">
          <text:p/>
        </draw:line>
        <draw:frame draw:style-name="gr3" draw:text-style-name="P3" draw:layer="layout" svg:width="4.566cm" svg:height="0.64cm" svg:x="13cm" svg:y="11.5cm">
          <draw:text-box>
            <text:p><text:span text:style-name="T2">Startadresse des Heaps 1</text:span></text:p>
          </draw:text-box>
        </draw:frame>
        <draw:frame draw:style-name="gr3" draw:text-style-name="P3" draw:layer="layout" svg:width="3.711cm" svg:height="0.64cm" svg:x="13cm" svg:y="12cm">
          <draw:text-box>
            <text:p><text:span text:style-name="T2">Grösse des Heaps 1</text:span></text:p>
          </draw:text-box>
        </draw:frame>
        <draw:rect draw:style-name="gr2" draw:text-style-name="P2" draw:layer="layout" svg:width="4.25cm" svg:height="1.5cm" svg:x="8.25cm" svg:y="16.5cm">
          <text:p/>
        </draw:rect>
        <draw:rect draw:style-name="gr1" draw:text-style-name="P2" draw:layer="layout" svg:width="4.25cm" svg:height="0.5cm" svg:x="8.25cm" svg:y="15.5cm">
          <text:p text:style-name="P1"><text:span text:style-name="T1">constBlkBaseClass1</text:span></text:p>
        </draw:rect>
        <draw:rect draw:style-name="gr1" draw:text-style-name="P2" draw:layer="layout" svg:width="4.25cm" svg:height="0.5cm" svg:x="8.25cm" svg:y="16cm">
          <text:p text:style-name="P1"><text:span text:style-name="T1">constBlkBaseClass2</text:span></text:p>
        </draw:rect>
        <draw:line draw:style-name="gr8" draw:text-style-name="P6" draw:layer="layout" svg:x1="10.4cm" svg:y1="16.75cm" svg:x2="10.4cm" svg:y2="17.75cm">
          <text:p/>
        </draw:line>
        <draw:rect draw:style-name="gr1" draw:text-style-name="P2" draw:layer="layout" svg:width="4.25cm" svg:height="0.5cm" svg:x="8.25cm" svg:y="15cm">
          <text:p text:style-name="P1"><text:span text:style-name="T1">nofClasses</text:span></text:p>
        </draw:rect>
        <draw:frame draw:style-name="gr3" draw:text-style-name="P3" draw:layer="layout" svg:width="2.911cm" svg:height="0.64cm" svg:x="13cm" svg:y="15cm">
          <draw:text-box>
            <text:p><text:span text:style-name="T2">Anzahl Klassen</text:span></text:p>
          </draw:text-box>
        </draw:frame>
        <draw:rect draw:style-name="gr1" draw:text-style-name="P2" draw:layer="layout" svg:width="4.25cm" svg:height="0.5cm" svg:x="8.25cm" svg:y="18cm">
          <text:p text:style-name="P1"><text:span text:style-name="T1">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12-03T15:25:58.99</dc:date>
    <meta:printed-by>Urs Graf</meta:printed-by>
    <meta:print-date>2010-04-12T09:03:01</meta:print-date>
    <meta:editing-cycles>12</meta:editing-cycles>
    <meta:editing-duration>PT06H24M03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